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28.702cm" fo:margin-left="0cm" fo:margin-right="0cm" table:align="margins"/>
    </style:style>
    <style:style style:name="Table.A" style:family="table-column">
      <style:table-column-properties style:column-width="0.979cm" style:rel-column-width="2235*"/>
    </style:style>
    <style:style style:name="Table.B" style:family="table-column">
      <style:table-column-properties style:column-width="3.701cm" style:rel-column-width="8449*"/>
    </style:style>
    <style:style style:name="Table.C" style:family="table-column">
      <style:table-column-properties style:column-width="1.39cm" style:rel-column-width="3173*"/>
    </style:style>
    <style:style style:name="Table.D" style:family="table-column">
      <style:table-column-properties style:column-width="0.681cm" style:rel-column-width="1554*"/>
    </style:style>
    <style:style style:name="Table.F" style:family="table-column">
      <style:table-column-properties style:column-width="3.6cm" style:rel-column-width="8220*"/>
    </style:style>
    <style:style style:name="Table.G" style:family="table-column">
      <style:table-column-properties style:column-width="1.6cm" style:rel-column-width="3652*"/>
    </style:style>
    <style:style style:name="Table.H" style:family="table-column">
      <style:table-column-properties style:column-width="1.799cm" style:rel-column-width="4108*"/>
    </style:style>
    <style:style style:name="Table.I" style:family="table-column">
      <style:table-column-properties style:column-width="1.349cm" style:rel-column-width="3081*"/>
    </style:style>
    <style:style style:name="Table.K" style:family="table-column">
      <style:table-column-properties style:column-width="4.35cm" style:rel-column-width="9931*"/>
    </style:style>
    <style:style style:name="Table.L" style:family="table-column">
      <style:table-column-properties style:column-width="6.475cm" style:rel-column-width="14786*"/>
    </style:style>
    <style:style style:name="Table.1" style:family="table-row">
      <style:table-row-properties style:min-row-height="0.011cm"/>
    </style:style>
    <style:style style:name="Table.A1" style:family="table-cell">
      <style:table-cell-properties style:vertical-align="middle" fo:padding="0.101cm" fo:border-left="none" fo:border-right="none" fo:border-top="none" fo:border-bottom="0.035cm solid #000000"/>
    </style:style>
    <style:style style:name="Table.A2" style:family="table-cell">
      <style:table-cell-properties fo:background-color="transparent" fo:padding-left="0.101cm" fo:padding-right="0.199cm" fo:padding-top="0.199cm" fo:padding-bottom="0.101cm" fo:border="none">
        <style:background-image/>
      </style:table-cell-properties>
    </style:style>
    <style:style style:name="MyTableStyle" style:family="table">
      <style:table-properties style:width="0.041cm" fo:margin-top="0cm" fo:margin-bottom="0cm" table:align="left" style:may-break-between-rows="false"/>
    </style:style>
    <style:style style:name="MyTableStyle.A" style:family="table-column">
      <style:table-column-properties style:column-width="0.041cm"/>
    </style:style>
    <style:style style:name="MyTableStyle.1" style:family="table-row">
      <style:table-row-properties style:row-height="0.011cm"/>
    </style:style>
    <style:style style:name="MyTableStyle.A1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MyTableStyle.A2" style:family="table-cell">
      <style:table-cell-properties fo:background-color="#eeeeee" fo:padding="0.101cm" fo:border="none">
        <style:background-image/>
      </style:table-cell-properties>
    </style:style>
    <style:style style:name="MyTableStyle.A3" style:family="table-cell">
      <style:table-cell-properties fo:background-color="#b2f3c9" fo:padding="0.101cm" fo:border="none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text-properties style:font-name="Arial" fo:font-size="6pt" fo:language="zxx" fo:country="none" style:text-underline-style="none" style:font-size-asian="6pt" style:language-asian="zxx" style:country-asian="none" style:font-size-complex="6pt" style:language-complex="zxx" style:country-complex="none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fo:color="#9999ff" style:font-name="Arial" fo:font-size="6pt" fo:font-weight="bold" style:font-size-asian="6pt" style:font-weight-asian="bold" style:font-size-complex="6pt"/>
    </style:style>
    <style:style style:name="P6" style:family="paragraph" style:parent-style-name="Normal">
      <style:paragraph-properties fo:margin-top="0cm" fo:margin-bottom="0cm" fo:line-height="100%" fo:text-align="start" style:justify-single-word="false"/>
      <style:text-properties fo:color="#9999ff" style:font-name="Arial" fo:font-size="6pt" fo:font-weight="bold" style:font-size-asian="6pt" style:font-weight-asian="bold" style:font-size-complex="6pt"/>
    </style:style>
    <style:style style:name="P7" style:family="paragraph" style:parent-style-name="Table_20_Contents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6pt" style:font-size-asian="6pt" style:font-size-complex="6pt"/>
    </style:style>
    <style:style style:name="P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6pt" style:font-size-asian="6pt" style:font-size-complex="6pt"/>
    </style:style>
    <style:style style:name="P10" style:family="paragraph" style:parent-style-name="Table_20_Contents">
      <style:paragraph-properties fo:background-color="#ffffff">
        <style:background-image/>
      </style:paragraph-properties>
      <style:text-properties style:use-window-font-color="true" style:font-name="Arial" fo:font-size="6pt" style:font-size-asian="6pt" style:font-size-complex="6pt"/>
    </style:style>
    <style:style style:name="P11" style:family="paragraph" style:parent-style-name="Table_20_Contents">
      <style:text-properties style:use-window-font-color="true" style:font-name="Arial"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iteboard ${service}</text:p>
      <text:p text:style-name="P2">${date}</text:p>
      <text:p text:style-name="P3"/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C"/>
        <table:table-column table:style-name="Table.F"/>
        <table:table-column table:style-name="Table.G"/>
        <table:table-column table:style-name="Table.H"/>
        <table:table-column table:style-name="Table.I"/>
        <table:table-column table:style-name="Table.C"/>
        <table:table-column table:style-name="Table.K"/>
        <table:table-column table:style-name="Table.L"/>
        <table:table-header-rows>
          <table:table-row table:style-name="Table.1">
            <table:table-cell table:style-name="Table.A1" office:value-type="string">
              <text:p text:style-name="P5">${h_room}</text:p>
            </table:table-cell>
            <table:table-cell table:style-name="Table.A1" office:value-type="string">
              <text:p text:style-name="P6">${h_patient}</text:p>
            </table:table-cell>
            <table:table-cell table:style-name="Table.A1" office:value-type="string">
              <text:p text:style-name="P5">${h_admitdt}</text:p>
            </table:table-cell>
            <table:table-cell table:style-name="Table.A1" office:value-type="string">
              <text:p text:style-name="P5">${h_insurance}</text:p>
            </table:table-cell>
            <table:table-cell table:style-name="Table.A1" office:value-type="string">
              <text:p text:style-name="P5">${h_expiredt}</text:p>
            </table:table-cell>
            <table:table-cell table:style-name="Table.A1" office:value-type="string">
              <text:p text:style-name="P6">${h_physician}</text:p>
            </table:table-cell>
            <table:table-cell table:style-name="Table.A1" office:value-type="string">
              <text:p text:style-name="P6">${h_nurse}</text:p>
            </table:table-cell>
            <table:table-cell table:style-name="Table.A1" office:value-type="string">
              <text:p text:style-name="P6">${h_diet}</text:p>
            </table:table-cell>
            <table:table-cell table:style-name="Table.A1" office:value-type="string">
              <text:p text:style-name="P5">${h_isolationtype}</text:p>
            </table:table-cell>
            <table:table-cell table:style-name="Table.A1" office:value-type="string">
              <text:p text:style-name="P5">${h_operationdt}</text:p>
            </table:table-cell>
            <table:table-cell table:style-name="Table.A1" office:value-type="string">
              <text:p text:style-name="P6">${h_reason}</text:p>
            </table:table-cell>
            <table:table-cell table:style-name="Table.A1" office:value-type="string">
              <text:p text:style-name="P6">${h_notes}</text:p>
            </table:table-cell>
          </table:table-row>
        </table:table-header-rows>
        <table:table-row table:style-name="Table.1">
          <table:table-cell table:style-name="Table.A2" office:value-type="string">
            <text:p text:style-name="P7"><text:span text:style-name="T1"><text:script script:language="JOOScript">@#table:table-cell 
table:style-name=${tabstyle}</text:script></text:span>${mark}${room}${patientbed}<text:script script:language="JOOScript">@table:table-row
[#list whiteboards as item]

[#assign aDateTime = date_object]
[#assign aDate = aDateTime?date]

[#if item.operationDate?? &amp;&amp; item.operationDate?string('dd.MM.yyyy') == aDate?string('dd.MM.yyyy')]
[#assign tabstyle = 'MyTableStyle.A3']
[#else]
[#if item_index %2 == 0 ]
[#assign tabstyle = 'MyTableStyle.A2']
[#else]
[#assign tabstyle = 'MyTableStyle.A1']
[/#if]
[/#if]

[#if item.operationDate?? &amp;&amp; item.operationDate?string('dd.MM.yyyy') == aDate?string('dd.MM.yyyy')]
[#assign mark = '*']
[#else]
[#assign mark = '']
[/#if]

[#if item.room == 'EMPTY']
[#assign physicianPrefix = '']
[#else]
[#assign physicianPrefix = 'DR ']
[/#if]

[#if item.room == 'EMPTY']
[#assign emptyValue = '']
[#else]
[#assign emptyValue = '-']
[/#if]

[#if item.room == 'EMPTY']
[#assign room = '']
[#else]
[#if item.room??]
[#assign room = item.room]
[#else]
[#assign room = emptyValue]
[/#if]
[/#if]

[#if item.patientBed??]
[#assign patientbed = '.'+item.patientBed]
[#else]
[#assign patientbed = emptyValue]
[/#if]

[#if item.entreeDate??]
[#assign admitdt = item.entreeDate?string('dd.MM HH') + 'h']
[#else]
[#assign admitdt = emptyValue]
[/#if]

[#if item.dischargeDate??]
[#assign expiredt = item.dischargeDate?string('dd.MM HH') + 'h']
[#elseif item.expireDate??]
[#assign expiredt = item.expireDate?string('dd.MM HH') + 'h']
[#else]
[#assign expiredt = emptyValue]
[/#if]

[#if item.lastname?? &amp;&amp; item.birthDate??]
[#assign patient =  item.lastname?upper_case + ' (' + item.birthDate?string('yyyy')+')']
[#elseif item.lastname??]
[#assign patient =  item.lastname?upper_case]
[#else]
[#assign patient = emptyValue]
[/#if]

[#if item.insurance??]
[#assign insurance = item.insurance]
[#else]
[#assign insurance = emptyValue]
[/#if]

[#if item.physician??]
[#assign physician = item.physician]
[#else]
[#assign physician = emptyValue]
[/#if]

[#if item.nurseName??]
[#assign nurse = item.nurseName]
[#else]
[#assign nurse = emptyValue]
[/#if]

[#if item.operationDate??]
[#assign operationdt = item.operationDate?string('dd.MM HH') + 'h']
[#else]
[#assign operationdt = emptyValue]
[/#if]

[#if item.reason??]
[#assign reason = item.reason]
[#else]
[#assign reason = emptyValue]
[/#if]

[#if item.diet??]
[#assign diet = item.diet]
[#else]
[#assign diet = emptyValue]
[/#if]

[#if item.isolationType??]
[#assign isolationtype = item.isolationType]
[#else]
[#assign isolationtype = emptyValue]
[/#if]

[#if item.comment??]
[#assign notes = item.comment]
[#else]
[#assign notes = emptyValue ]
[/#if]

[#if item.sex??]
[#assign sex = item.sex?lower_case]
[#if sex == 'f' || sex == 'féminin' || sex == 'femminile' || sex == 'weiblich']
[#assign prefix = 'MRS ']
[#else]
[#if sex == 'm' || sex == 'masculin' || sex == 'maschile' || sex == 'männlich']
[#assign prefix = 'MR ']
[#else]
[#assign prefix = '']
[/#if]
[/#if]
[#else]
[#assign prefix = '' ]
[/#if]

@/table:table-row
[/#list]</text:script></text:p>
          </table:table-cell>
          <table:table-cell table:style-name="Table.A2" office:value-type="string">
            <text:p text:style-name="P8"><text:span text:style-name="T1"><text:script script:language="JOOScript">@#table:table-cell 
table:style-name=${tabstyle}</text:script></text:span>${prefix}${patient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admitdt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insurance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expiredt}</text:p>
          </table:table-cell>
          <table:table-cell table:style-name="Table.A2" office:value-type="string">
            <text:p text:style-name="P8"><text:span text:style-name="T1"><text:script script:language="JOOScript">@#table:table-cell 
table:style-name=${tabstyle}</text:script></text:span>${physician}</text:p>
          </table:table-cell>
          <table:table-cell table:style-name="Table.A2" office:value-type="string">
            <text:p text:style-name="P8"><text:span text:style-name="T1"><text:script script:language="JOOScript">@#table:table-cell 
table:style-name=${tabstyle}</text:script></text:span>${nurse}</text:p>
          </table:table-cell>
          <table:table-cell table:style-name="Table.A2" office:value-type="string">
            <text:p text:style-name="P8"><text:span text:style-name="T1"><text:script script:language="JOOScript">@#table:table-cell 
table:style-name=${tabstyle}</text:script></text:span>${diet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isolationtype}</text:p>
          </table:table-cell>
          <table:table-cell table:style-name="Table.A2" office:value-type="string">
            <text:p text:style-name="P7"><text:span text:style-name="T1"><text:script script:language="JOOScript">@#table:table-cell 
table:style-name=${tabstyle}</text:script></text:span>${operationdt}</text:p>
          </table:table-cell>
          <table:table-cell table:style-name="Table.A2" office:value-type="string">
            <text:p text:style-name="P9"><text:span text:style-name="T1"><text:script script:language="JOOScript">@#table:table-cell 
table:style-name=${tabstyle}</text:script></text:span>${reason}</text:p>
          </table:table-cell>
          <table:table-cell table:style-name="Table.A2" office:value-type="string">
            <text:p text:style-name="P9"><text:span text:style-name="T1"><text:script script:language="JOOScript">@#table:table-cell 
table:style-name=${tabstyle}</text:script></text:span>${notes}</text:p>
          </table:table-cell>
        </table:table-row>
      </table:table>
      <table:table table:name="MyTableStyle" table:style-name="MyTableStyle">
        <table:table-column table:style-name="MyTableStyle.A"/>
        <table:table-row table:style-name="MyTableStyle.1">
          <table:table-cell table:style-name="MyTableStyle.A1" office:value-type="string">
            <text:p text:style-name="P10"/>
          </table:table-cell>
        </table:table-row>
        <table:table-row table:style-name="MyTableStyle.1">
          <table:table-cell table:style-name="MyTableStyle.A2" office:value-type="string">
            <text:p text:style-name="P11"/>
          </table:table-cell>
        </table:table-row>
        <table:table-row table:style-name="MyTableStyle.1">
          <table:table-cell table:style-name="MyTableStyle.A3" office:value-type="string">
            <text:p text:style-name="P1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tínez Coviza</meta:initial-creator>
    <meta:creation-date>2018-09-04T17:39:35.05</meta:creation-date>
    <meta:generator>OpenOffice/4.1.6$Win32 OpenOffice.org_project/416m1$Build-9790</meta:generator>
    <dc:date>2019-05-06T15:09:05.05</dc:date>
    <dc:creator>Mario Celda</dc:creator>
    <meta:editing-duration>P1DT1H30M5S</meta:editing-duration>
    <meta:editing-cycles>136</meta:editing-cycles>
    <meta:document-statistic meta:table-count="2" meta:image-count="0" meta:object-count="0" meta:page-count="1" meta:paragraph-count="26" meta:word-count="27" meta:character-count="342"/>
  </office:meta>
</office:document-meta>
</file>